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12-4 (3-1))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6-11 (3-1))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2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.10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41</text:p>
          </table:table-cell>
          <table:table-cell office:value-type="string">
            <text:p>.07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23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.22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45</text:p>
          </table:table-cell>
          <table:table-cell office:value-type="string">
            <text:p>.111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-.42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0</text:p>
          </table:table-cell>
          <table:table-cell office:value-type="string">
            <text:p>25</text:p>
          </table:table-cell>
          <table:table-cell office:value-type="string">
            <text:p>166</text:p>
          </table:table-cell>
          <table:table-cell office:value-type="string">
            <text:p>.151</text:p>
          </table:table-cell>
          <table:table-cell office:value-type="string">
            <text:p>45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84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6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2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22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-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40</text:p>
          </table:table-cell>
          <table:table-cell office:value-type="string">
            <text:p>.07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4</text:p>
          </table:table-cell>
          <table:table-cell office:value-type="string">
            <text:p>173</text:p>
          </table:table-cell>
          <table:table-cell office:value-type="string">
            <text:p>.185</text:p>
          </table:table-cell>
          <table:table-cell office:value-type="string">
            <text:p>54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79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8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